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724c" officeooo:paragraph-rsid="0015724c"/>
    </style:style>
    <style:style style:name="P2" style:family="paragraph" style:parent-style-name="Standard" style:list-style-name="L1">
      <style:text-properties officeooo:rsid="0015724c" officeooo:paragraph-rsid="0015724c"/>
    </style:style>
    <style:style style:name="P3" style:family="paragraph" style:parent-style-name="Standard" style:list-style-name="L2">
      <style:text-properties officeooo:rsid="0015724c" officeooo:paragraph-rsid="0015724c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etodología RUP</text:h>
      <text:p text:style-name="P1"><text:tab/>Creada por IBM. Seria un intermedio entre una metodología tradicional y una ágil.</text:p>
      <text:p text:style-name="P1"/>
      <text:list text:style-name="L1">
        <text:list-item>
          <text:p text:style-name="P2">Establece un desarrollo iterativo e incremental</text:p>
        </text:list-item>
        <text:list-item>
          <text:p text:style-name="P2">Establece una alta importancia para la fase de requisitos</text:p>
        </text:list-item>
        <text:list-item>
          <text:p text:style-name="P2">RUP establece 4 fases</text:p>
        </text:list-item>
      </text:list>
      <text:list text:style-name="L2">
        <text:list-item>
          <text:list>
            <text:list-item>
              <text:p text:style-name="P3"><text:span text:style-name="T1">Inicio:</text:span><text:line-break/><text:tab/>Establece el alcance del proyecto, se analizan los riesgos y se determina la <text:tab/>viabilidad del proyecto.</text:p>
            </text:list-item>
            <text:list-item>
              <text:p text:style-name="P3"><text:span text:style-name="T1">Elaboracion:</text:span><text:line-break/><text:tab/>Lo que se hace es establecer la arquitectura de alto nivel de la aplicación y la <text:tab/>planificacion del proyecto.</text:p>
            </text:list-item>
            <text:list-item>
              <text:p text:style-name="P3"><text:span text:style-name="T1">Construccion:</text:span><text:line-break/><text:tab/>Se realiza Implementación y las pruebas.</text:p>
            </text:list-item>
            <text:list-item>
              <text:p text:style-name="P3"><text:span text:style-name="T1">Transición:</text:span><text:line-break/> Se realiza el despligue de la aplicación en el entorno del cliente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22:03:01.296000000</meta:creation-date>
    <dc:date>2024-11-28T22:09:41.622000000</dc:date>
    <meta:editing-duration>PT6M40S</meta:editing-duration>
    <meta:editing-cycles>1</meta:editing-cycles>
    <meta:document-statistic meta:table-count="0" meta:image-count="0" meta:object-count="0" meta:page-count="1" meta:paragraph-count="9" meta:word-count="98" meta:character-count="602" meta:non-whitespace-character-count="513"/>
    <meta:generator>LibreOffice/24.2.4.2$Windows_X86_64 LibreOffice_project/51a6219feb6075d9a4c46691dcfe0cd9c4fff3c2</meta:generator>
  </office:meta>
</office:document-meta>
</file>